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E000003F08BE10F7F741A9F5F.png" manifest:media-type="image/png"/>
  <manifest:file-entry manifest:full-path="Pictures/1000000100000438000002DC00DD2D320EB156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300a24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00a24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2" style:family="graphic" style:parent-style-name="standard">
      <style:graphic-properties draw:stroke="none" draw:fill-color="#26a269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3" style:family="graphic" style:parent-style-name="standard">
      <style:graphic-properties draw:stroke="none" draw:fill-color="#406ead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115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41cm" fo:min-width="21.082cm"/>
      <style:paragraph-properties style:writing-mode="lr-tb"/>
    </style:style>
    <style:style style:name="gr9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300a24" draw:opacity="100%"/>
      <style:paragraph-properties fo:text-align="center" style:writing-mode="lr-tb"/>
      <style:text-properties style:language-asian="zh" style:country-asian="TW"/>
    </style:style>
    <style:style style:name="P2" style:family="paragraph">
      <loext:graphic-properties draw:fill-color="#26a269" draw:opacity="100%"/>
      <style:paragraph-properties fo:text-align="center" style:writing-mode="lr-tb"/>
      <style:text-properties style:language-asian="zh" style:country-asian="TW"/>
    </style:style>
    <style:style style:name="P3" style:family="paragraph">
      <loext:graphic-properties draw:fill-color="#406ead" draw:opacity="100%"/>
      <style:paragraph-properties fo:text-align="center" style:writing-mode="lr-tb"/>
      <style:text-properties style:language-asian="zh" style:country-asian="TW"/>
    </style:style>
    <style:style style:name="P4" style:family="paragraph">
      <loext:graphic-properties draw:fill-color="#ffffff" draw:opacity="100%"/>
      <style:paragraph-properties fo:text-align="center" style:writing-mode="lr-tb"/>
      <style:text-properties style:language-asian="zh" style:country-asian="TW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50pt" style:font-size-asian="50pt" style:font-size-complex="50pt"/>
    </style:style>
    <style:style style:name="P7" style:family="paragraph">
      <loext:graphic-properties draw:fill-color="#ffffff"/>
      <style:paragraph-properties style:writing-mode="lr-tb"/>
      <style:text-properties style:language-asian="zh" style:country-asian="TW"/>
    </style:style>
    <style:style style:name="P8" style:family="paragraph">
      <loext:graphic-properties draw:fill="none" draw:fill-color="#ffffff"/>
      <style:paragraph-properties style:writing-mode="lr-tb"/>
      <style:text-properties fo:color="#26a269" loext:opacity="100%" style:font-name="Source Code Pro1" fo:font-size="40pt" style:font-name-asian="Source Code Pro1" style:font-size-asian="40pt" style:font-size-complex="40pt"/>
    </style:style>
    <style:style style:name="P9" style:family="paragraph">
      <style:paragraph-properties fo:margin-left="0cm" fo:margin-right="0cm" fo:margin-top="0cm" fo:margin-bottom="0cm" fo:line-height="150%" fo:text-indent="0cm"/>
    </style:style>
    <style:style style:name="P10" style:family="paragraph">
      <loext:graphic-properties draw:fill="none" draw:fill-color="#ffffff"/>
      <style:paragraph-properties fo:line-height="150%" style:writing-mode="lr-tb"/>
      <style:text-properties fo:color="#ffffff" loext:opacity="100%" style:font-name="Source Code Pro1" fo:font-size="22pt" style:font-name-asian="Source Code Pro1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style:font-size-asian="20pt" style:language-asian="zh" style:country-asian="TW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variant="normal" fo:text-transform="none" fo:color="#26a269" loext:opacity="100%" style:text-outline="false" style:text-line-through-style="none" style:text-line-through-type="none" style:font-name="Source Code Pro1" fo:font-size="26pt" fo:font-style="normal" fo:text-shadow="none" style:text-underline-style="none" fo:font-weight="normal" style:letter-kerning="true" style:font-name-asian="Source Code Pro1" style:font-size-asian="26pt" style:language-asian="zh" style:country-asian="CN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style:font-name="Source Code Pro1" fo:font-size="26pt" style:font-name-asian="Source Code Pro1" style:font-size-asian="26pt" style:font-size-complex="26pt"/>
    </style:style>
    <style:style style:name="T4" style:family="text">
      <style:text-properties fo:color="#406ead" loext:opacity="100%" style:font-name="Source Code Pro1" fo:font-size="26pt" style:font-name-asian="Source Code Pro1" style:font-size-asian="26pt" style:font-size-complex="2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6a269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6a269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fo:background-color="transparent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7.59cm" svg:height="5.365cm" svg:x="10.205cm" svg:y="5.193cm">
          <draw:text-box>
            <text:p text:style-name="P5"><text:span text:style-name="T1">網頁設計</text:span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基礎網頁</text:span><text:span text:style-name="T3">:</text:span><text:span text:style-name="T4">~</text:span><text:span text:style-name="T4">概述</text:span><text:span text:style-name="T3">$</text:span></text:p>
          </draw:text-box>
        </draw:frame>
        <draw:frame draw:style-name="gr8" draw:text-style-name="P10" draw:layer="layout" svg:width="26.305cm" svg:height="8.091cm" svg:x="1.004cm" svg:y="3.28cm">
          <draw:text-box>
            <text:p text:style-name="P9"><text:span text:style-name="T5">通常一個最基礎的網頁都是由 </text:span><text:span text:style-name="T5">HTML+CSS+JavaScript </text:span><text:span text:style-name="T5">組成</text:span></text:p>
            <text:p text:style-name="P9"><text:span text:style-name="T5">這些統稱為網頁前端</text:span></text:p>
            <text:p text:style-name="P9"><text:span text:style-name="T5"/></text:p>
          </draw:text-box>
        </draw:frame>
        <draw:frame draw:style-name="gr9" draw:text-style-name="P11" draw:layer="layout" svg:width="11.43cm" svg:height="7.747cm" svg:x="1.27cm" svg:y="6.858cm">
          <draw:image xlink:href="Pictures/1000000100000438000002DC00DD2D320EB156E6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基礎網頁</text:span><text:span text:style-name="T3">:</text:span><text:span text:style-name="T4">~</text:span><text:span text:style-name="T4">範例</text:span><text:span text:style-name="T3">$</text:span></text:p>
          </draw:text-box>
        </draw:frame>
        <draw:frame draw:style-name="gr8" draw:text-style-name="P10" draw:layer="layout" svg:width="26.305cm" svg:height="8.091cm" svg:x="1.004cm" svg:y="3.28cm">
          <draw:text-box>
            <text:p text:style-name="P9"><text:span text:style-name="T5">- </text:span><text:span text:style-name="T6"><text:a xlink:href="https://codepen.io/abxlfazl/pen/VwKzaEm" xlink:type="simple">[導覽欄]</text:a></text:span></text:p>
            <text:p text:style-name="P9"><text:span text:style-name="T5">- </text:span><text:span text:style-name="T6"><text:a xlink:href="https://codepen.io/isladjan/pen/abdyPBw" xlink:type="simple">[網頁藝術]</text:a></text:span></text:p>
            <text:p text:style-name="P9"><text:span text:style-name="T5">-</text:span><text:span text:style-name="T6"> </text:span><text:span text:style-name="T6"><text:a xlink:href="https://codepen.io/ste-vg/pen/oKYjKV" xlink:type="simple">[css only]</text:a></text:span></text:p>
            <text:p text:style-name="P9"><text:span text:style-name="T5">-</text:span><text:span text:style-name="T6"> </text:span><text:span text:style-name="T6"><text:a xlink:href="https://codepen.io/VincentGarreau/pen/bGxvQd" xlink:type="simple">[節點]</text:a>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基礎網頁</text:span><text:span text:style-name="T3">:</text:span><text:span text:style-name="T4">~</text:span><text:span text:style-name="T4">教學</text:span><text:span text:style-name="T3">$</text:span></text:p>
          </draw:text-box>
        </draw:frame>
        <draw:frame draw:style-name="gr8" draw:text-style-name="P10" draw:layer="layout" svg:width="26.305cm" svg:height="8.091cm" svg:x="1.004cm" svg:y="3.28cm">
          <draw:text-box>
            <text:p text:style-name="P9"><text:span text:style-name="T5">- </text:span><text:span text:style-name="T6"><text:a xlink:href="https://www.youtube.com/@cwpeng-course/videos" xlink:type="simple">[網址]</text:a>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基礎網頁</text:span><text:span text:style-name="T3">:</text:span><text:span text:style-name="T4">~</text:span><text:span text:style-name="T4">編輯器</text:span><text:span text:style-name="T3">$</text:span></text:p>
          </draw:text-box>
        </draw:frame>
        <draw:frame draw:style-name="gr8" draw:text-style-name="P10" draw:layer="layout" svg:width="26.305cm" svg:height="8.091cm" svg:x="1.004cm" svg:y="3.28cm">
          <draw:text-box>
            <text:p text:style-name="P9"><text:span text:style-name="T5">可以在本地直接做或是在 </text:span><text:span text:style-name="T7"><text:a xlink:href="https://codepen.io/" xlink:type="simple">codepen</text:a></text:span><text:span text:style-name="T7"><text:s/></text:span><text:span text:style-name="T5">線上作業</text:span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基礎網頁</text:span><text:span text:style-name="T3">:</text:span><text:span text:style-name="T4">~HTML</text:span><text:span text:style-name="T3">$</text:span></text:p>
          </draw:text-box>
        </draw:frame>
        <draw:frame draw:style-name="gr8" draw:text-style-name="P10" draw:layer="layout" svg:width="26.305cm" svg:height="8.091cm" svg:x="1.004cm" svg:y="3.28cm">
          <draw:text-box>
            <text:p text:style-name="P9"><text:span text:style-name="T5">HTML</text:span><text:span text:style-name="T5">實際是上是一個相當簡單的語言（標記語言），主要建構網頁的元素</text:span></text:p>
            <text:p text:style-name="P9"><text:span text:style-name="T5">基本上可以在很短的時間學會這些語法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基礎網頁</text:span><text:span text:style-name="T3">:</text:span><text:span text:style-name="T4">~HTML/markdown</text:span><text:span text:style-name="T3">$</text:span></text:p>
          </draw:text-box>
        </draw:frame>
        <draw:frame draw:style-name="gr8" draw:text-style-name="P10" draw:layer="layout" svg:width="26.305cm" svg:height="8.091cm" svg:x="1.004cm" svg:y="3.28cm">
          <draw:text-box>
            <text:p text:style-name="P9"><text:span text:style-name="T5">當然，我們平常使用的共筆就是把這些語法簡化（實際上是</text:span><text:span text:style-name="T5">markdown</text:span><text:span text:style-name="T5">）</text:span></text:p>
            <text:p text:style-name="P9"><text:span text:style-name="T6"><text:a xlink:href="https://hackmd.io/Agg4oPLlSBihtHqf9YbBCw" xlink:type="simple">[範例]</text:a>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8" draw:id="id8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基礎網頁</text:span><text:span text:style-name="T3">:</text:span><text:span text:style-name="T4">~CSS</text:span><text:span text:style-name="T3">$</text:span></text:p>
          </draw:text-box>
        </draw:frame>
        <draw:frame draw:style-name="gr8" draw:text-style-name="P10" draw:layer="layout" svg:width="26.305cm" svg:height="9.017cm" svg:x="1.004cm" svg:y="3.28cm">
          <draw:text-box>
            <text:p text:style-name="P9"><text:span text:style-name="T5">CSS</text:span><text:span text:style-name="T5">用來為網頁呈現樣式，通常搭配</text:span><text:span text:style-name="T5">HTML</text:span><text:span text:style-name="T5">一起使用</text:span></text:p>
            <text:p text:style-name="P9"><text:span text:style-name="T5">主要編輯背景顏色、字型等</text:span></text:p>
            <text:p text:style-name="P9"><text:span text:style-name="T5">他的應用相當廣泛，很多非網頁的自訂樣式的功能都可以用</text:span><text:span text:style-name="T5">CSS</text:span><text:span text:style-name="T5">編輯</text:span></text:p>
            <text:p text:style-name="P9"><text:span text:style-name="T5"/></text:p>
            <text:p text:style-name="P9"><text:span text:style-name="T5">學習起來較</text:span><text:span text:style-name="T5">HTML</text:span><text:span text:style-name="T5">稍難一些，功能繁多</text:span></text:p>
            <text:p text:style-name="P9"><text:span text:style-name="T6"><text:a xlink:href="https://hackmd.io/u9UBB0l7SKC4O4moYCVdQA" xlink:type="simple">[範例]</text:a>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9" draw:id="id9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基礎網頁</text:span><text:span text:style-name="T3">:</text:span><text:span text:style-name="T4">~CSS</text:span><text:span text:style-name="T3">$</text:span></text:p>
          </draw:text-box>
        </draw:frame>
        <draw:frame draw:style-name="gr9" draw:text-style-name="P11" draw:layer="layout" svg:width="6.622cm" svg:height="11.629cm" svg:x="1.27cm" svg:y="2.976cm">
          <draw:image xlink:href="Pictures/100000010000023E000003F08BE10F7F741A9F5F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基礎網頁</text:span><text:span text:style-name="T3">:</text:span><text:span text:style-name="T4">~JavaScript</text:span><text:span text:style-name="T3">$</text:span></text:p>
          </draw:text-box>
        </draw:frame>
        <draw:frame draw:style-name="gr8" draw:text-style-name="P10" draw:layer="layout" svg:width="26.305cm" svg:height="8.091cm" svg:x="1.004cm" svg:y="3.28cm">
          <draw:text-box>
            <text:p text:style-name="P9"><text:span text:style-name="T5">JS</text:span><text:span text:style-name="T5">主要是用來讓網頁的元素可以互動，動態的更新元素</text:span></text:p>
            <text:p text:style-name="P9"><text:span text:style-name="T5"/></text:p>
            <text:p text:style-name="P9"><text:span text:style-name="T5">學習起來也是稍難，即使沒有</text:span><text:span text:style-name="T5">C++</text:span><text:span text:style-name="T5">那麼多型別限制</text:span></text:p>
            <text:p text:style-name="P9"><text:span text:style-name="T5">（不過他的型別也是很奇怪 </text:span><text:span text:style-name="T5">._.</text:span><text:span text:style-name="T5">）</text:span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style:font-name-asian="Noto Sans CJK SC" style:font-family-asian="'Noto Sans CJK SC'" style:font-family-generic-asian="system" style:font-pitch-asian="variable" style:language-asian="zh" style:country-asian="CN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name-asian="Noto Sans CJK SC" style:font-family-asian="'Noto Sans CJK SC'" style:font-family-generic-asian="system" style:font-pitch-asian="variable" style:language-asian="zh" style:country-asian="CN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19:09:22.867694361</meta:creation-date>
    <meta:editing-duration>PT6H2M53S</meta:editing-duration>
    <meta:editing-cycles>76</meta:editing-cycles>
    <meta:generator>LibreOffice/7.3.7.2$Linux_X86_64 LibreOffice_project/30$Build-2</meta:generator>
    <dc:title>terminal</dc:title>
    <dc:date>2023-01-06T07:16:41.715195027</dc:date>
    <meta:document-statistic meta:object-count="101"/>
  </office:meta>
</office:document-meta>
</file>